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top" draw:auto-grow-height="false" fo:padding-top="0.011cm" fo:padding-bottom="0cm" fo:padding-left="0cm" fo:padding-right="0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83cm" fo:min-width="0cm" fo:padding-top="0.098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le1-title">
      <style:graphic-properties draw:auto-grow-height="true" fo:min-height="2.918cm"/>
    </style:style>
    <style:style style:name="pr5" style:family="presentation" style:parent-style-name="Title1-outline1">
      <style:graphic-properties fo:min-height="11.925cm"/>
    </style:style>
    <style:style style:name="pr6" style:family="presentation" style:parent-style-name="Title1-notes">
      <style:graphic-properties draw:fill-color="#ffffff" draw:auto-grow-height="true" fo:min-height="13.361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  <style:text-properties style:font-name="Verdana1" fo:font-size="40pt" style:font-size-asian="40pt" style:font-size-complex="40pt"/>
    </style:style>
    <style:style style:name="P3" style:family="paragraph">
      <style:paragraph-properties fo:margin-left="0.952cm" fo:margin-right="0cm" fo:margin-top="0cm" fo:margin-bottom="0.502cm" fo:line-height="93%" fo:text-indent="-0.952cm" style:line-break="strict"/>
    </style:style>
    <style:style style:name="P4" style:family="paragraph">
      <style:paragraph-properties style:writing-mode="lr-tb" style:font-independent-line-spacing="true"/>
      <style:text-properties style:font-name="Verdana1" fo:font-size="36pt" style:font-size-asian="36pt" style:font-size-complex="3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28.1000003814697pt"/>
    </style:style>
    <style:style style:name="P7" style:family="paragraph">
      <style:paragraph-properties fo:margin-left="0cm" fo:margin-right="0cm" fo:margin-top="0cm" fo:margin-bottom="0.374cm" fo:line-height="98%" fo:text-align="end" fo:text-indent="0cm" style:punctuation-wrap="hanging" style:line-break="strict"/>
    </style:style>
    <style:style style:name="P8" style:family="paragraph">
      <style:paragraph-properties fo:margin-left="0cm" fo:margin-right="0cm" fo:margin-top="0cm" fo:margin-bottom="0.374cm" fo:line-height="98%" fo:text-align="center" fo:text-indent="0cm" style:punctuation-wrap="hanging" style:line-break="strict"/>
    </style:style>
    <style:style style:name="T1" style:family="text">
      <style:text-properties style:font-name="Verdana1" fo:language="en" fo:country="AU"/>
    </style:style>
    <style:style style:name="T2" style:family="text">
      <style:text-properties style:font-name="Verdana1" fo:font-size="36pt" fo:language="en" fo:country="AU" style:font-size-asian="36pt" style:font-size-complex="36pt"/>
    </style:style>
    <style:style style:name="T3" style:family="text">
      <style:text-properties fo:color="#83caff" style:font-name="Copperplate Gothic Bold" fo:font-size="16pt" fo:language="en" fo:country="AU" style:font-size-asian="16pt" style:font-size-complex="16pt"/>
    </style:style>
    <style:style style:name="T4" style:family="text">
      <style:text-properties fo:color="#83caff" style:font-name="Copperplate Gothic Bold" fo:font-size="11pt" fo:language="en" fo:country="AU" style:font-size-asian="11pt" style:font-size-complex="11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3ca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5.197cm" svg:height="2.922cm" svg:x="1.397cm" svg:y="0.698cm" presentation:class="title" presentation:user-transformed="true">
          <draw:text-box>
            <text:list text:style-name="L1">
              <text:list-header>
                <text:p text:style-name="P1"><text:span text:style-name="T1">The power of your love</text:span></text:p>
              </text:list-header>
            </text:list>
          </draw:text-box>
        </draw:frame>
        <draw:frame presentation:style-name="pr2" draw:text-style-name="P4" draw:layer="layout" svg:width="28.002cm" svg:height="10.15cm" svg:x="0cm" svg:y="4.332cm" presentation:class="outline" presentation:user-transformed="true">
          <draw:text-box>
            <text:list text:style-name="L1">
              <text:list-header>
                <text:p text:style-name="P3"><text:span text:style-name="T2">Lord I come to you</text:span></text:p>
              </text:list-header>
              <text:list-item>
                <text:p text:style-name="P3"><text:span text:style-name="T2">Let my heart be changed, renewed</text:span></text:p>
              </text:list-item>
              <text:list-item>
                <text:p text:style-name="P3"><text:span text:style-name="T2">Flowing from the grace</text:span></text:p>
              </text:list-item>
              <text:list-item>
                <text:p text:style-name="P3"><text:span text:style-name="T2">That I found in yo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1" presentation:class="page"/>
          <draw:frame presentation:style-name="pr3" draw:text-style-name="P5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2.918cm" svg:x="1.397cm" svg:y="0.697cm" presentation:class="title" presentation:placeholder="true">
          <draw:text-box/>
        </draw:frame>
        <draw:frame presentation:style-name="pr5" draw:layer="layout" svg:width="27.997cm" svg:height="10.146cm" svg:x="-0.001cm" svg:y="4.331cm" presentation:class="outline" presentation:user-transformed="true">
          <draw:text-box>
            <text:list text:style-name="L2">
              <text:list-item>
                <text:p>And Lord I've come to know</text:p>
              </text:list-item>
              <text:list-item>
                <text:p>The weaknesses I see in me</text:p>
              </text:list-item>
              <text:list-item>
                <text:p>Will be stripped away</text:p>
              </text:list-item>
              <text:list-item>
                <text:p>By the power of your l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2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2.918cm" svg:x="1.397cm" svg:y="0.697cm" presentation:class="title" presentation:placeholder="true">
          <draw:text-box/>
        </draw:frame>
        <draw:frame presentation:style-name="pr5" draw:layer="layout" svg:width="27.997cm" svg:height="10.146cm" svg:x="-0.001cm" svg:y="4.331cm" presentation:class="outline">
          <draw:text-box>
            <text:list text:style-name="L2">
              <text:list-item>
                <text:p>Hold me close, let your love surround me</text:p>
              </text:list-item>
              <text:list-item>
                <text:p>Bring me near, draw me to your side</text:p>
              </text:list-item>
              <text:list-item>
                <text:p>And as I wait, I'll rise up like the eagle</text:p>
              </text:list-item>
              <text:list-item>
                <text:p>And I will soar with you </text:p>
              </text:list-item>
              <text:list-item>
                <text:p>Your spirit leads me on, </text:p>
              </text:list-item>
              <text:list-item>
                <text:p>In the power of your l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3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2.918cm" svg:x="1.397cm" svg:y="0.697cm" presentation:class="title" presentation:placeholder="true">
          <draw:text-box/>
        </draw:frame>
        <draw:frame presentation:style-name="pr5" draw:layer="layout" svg:width="27.997cm" svg:height="10.146cm" svg:x="-0.001cm" svg:y="4.331cm" presentation:class="outline">
          <draw:text-box>
            <text:list text:style-name="L2">
              <text:list-item>
                <text:p>Lord, unveil my eyes</text:p>
              </text:list-item>
              <text:list-item>
                <text:p>Let me see you face to face</text:p>
              </text:list-item>
              <text:list-item>
                <text:p>The knowledge of your love</text:p>
              </text:list-item>
              <text:list-item>
                <text:p>As you live in m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4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2.918cm" svg:x="1.397cm" svg:y="0.697cm" presentation:class="title" presentation:placeholder="true">
          <draw:text-box/>
        </draw:frame>
        <draw:frame presentation:style-name="pr5" draw:layer="layout" svg:width="27.997cm" svg:height="10.146cm" svg:x="-0.001cm" svg:y="4.331cm" presentation:class="outline">
          <draw:text-box>
            <text:list text:style-name="L2">
              <text:list-item>
                <text:p>Lord renew my mind</text:p>
              </text:list-item>
              <text:list-item>
                <text:p>As your will unfolds in my life</text:p>
              </text:list-item>
              <text:list-item>
                <text:p>In living everyday</text:p>
              </text:list-item>
              <text:list-item>
                <text:p>By the power of your l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5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2.918cm" svg:x="1.397cm" svg:y="0.697cm" presentation:class="title" presentation:placeholder="true">
          <draw:text-box/>
        </draw:frame>
        <draw:frame presentation:style-name="pr5" draw:layer="layout" svg:width="27.997cm" svg:height="10.146cm" svg:x="-0.001cm" svg:y="4.331cm" presentation:class="outline">
          <draw:text-box>
            <text:list text:style-name="L2">
              <text:list-item>
                <text:p>Hold me close, let your love surround me</text:p>
              </text:list-item>
              <text:list-item>
                <text:p>Bring me near, draw me to your side</text:p>
              </text:list-item>
              <text:list-item>
                <text:p>And as I wait, I'll rise up like the eagle</text:p>
              </text:list-item>
              <text:list-item>
                <text:p>And I will soar with you </text:p>
              </text:list-item>
              <text:list-item>
                <text:p>Your spirit leads me on, </text:p>
              </text:list-item>
              <text:list-item>
                <text:p>In the power of your l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6" presentation:class="page"/>
          <draw:frame presentation:style-name="pr6" draw:text-style-name="P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2.918cm" svg:x="1.397cm" svg:y="0.697cm" presentation:class="title" presentation:placeholder="true">
          <draw:text-box/>
        </draw:frame>
        <draw:frame presentation:style-name="pr5" draw:layer="layout" svg:width="27.997cm" svg:height="10.146cm" svg:x="-0.001cm" svg:y="4.331cm" presentation:class="outline">
          <draw:text-box>
            <text:list text:style-name="L2">
              <text:list-item>
                <text:p>And I will soar with you</text:p>
              </text:list-item>
              <text:list-item>
                <text:p>Your spirit leads me on</text:p>
              </text:list-item>
              <text:list-item>
                <text:p>In the power of your love</text:p>
              </text:list-item>
            </text:list>
          </draw:text-box>
        </draw:frame>
        <draw:custom-shape draw:style-name="gr2" draw:text-style-name="P5" draw:layer="layout" svg:width="8cm" svg:height="3.4cm" svg:x="11.2cm" svg:y="13cm">
          <text:list text:style-name="L3">
            <text:list-header>
              <text:p text:style-name="P7"><text:span text:style-name="T3"/></text:p>
              <text:p text:style-name="P8"><text:span text:style-name="T4">Words and music by Geoff Bullock</text:span></text:p>
            </text:list-header>
            <text:list-item>
              <text:p text:style-name="P8"><text:span text:style-name="T4">Copyright 1992, Word Music/Copycare</text:span></text:p>
            </text:list-item>
            <text:list-item>
              <text:p text:style-name="P8"><text:span text:style-name="T4">Used by permission CCLi #8935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7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9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91cm" fo:margin-right="0cm" fo:margin-top="0cm" fo:margin-bottom="0.418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15cm" fo:margin-right="0cm" fo:margin-top="0cm" fo:margin-bottom="0.33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normal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42cm" fo:margin-right="0cm" fo:margin-top="0cm" fo:margin-bottom="0.248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normal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97cm" fo:margin-right="0cm" fo:margin-top="0cm" fo:margin-bottom="0.168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normal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59cm" fo:margin-right="0cm" fo:margin-top="0cm" fo:margin-bottom="0.08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normal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59cm" fo:margin-right="0cm" fo:margin-top="0cm" fo:margin-bottom="0.08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normal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59cm" fo:margin-right="0cm" fo:margin-top="0cm" fo:margin-bottom="0.08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normal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59cm" fo:margin-right="0cm" fo:margin-top="0cm" fo:margin-bottom="0.08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16.7000007629395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59cm" fo:margin-right="0cm" fo:margin-top="0cm" fo:margin-bottom="0.08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16.7000007629395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pitch-asian="variable" style:font-size-asian="40pt" style:font-style-asian="normal" style:font-weight-asian="normal" style:font-name-complex="DejaVu Sans1" style:font-family-complex="'DejaVu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AU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5.193cm" svg:height="2.918cm" svg:x="1.397cm" svg:y="0.697cm" presentation:class="title" presentation:placeholder="true">
        <draw:text-box/>
      </draw:frame>
      <draw:frame presentation:style-name="Title1-outline1" draw:layer="backgroundobjects" svg:width="27.997cm" svg:height="10.146cm" svg:x="-0.001cm" svg:y="4.331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7" draw:text-style-name="MP5" draw:layer="backgroundobjects" svg:width="9.106cm" svg:height="1.482cm" svg:x="0cm" svg:y="0cm" presentation:class="header">
          <draw:text-box>
            <text:list text:style-name="ML5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8" draw:text-style-name="MP7" draw:layer="backgroundobjects" svg:width="9.106cm" svg:height="1.482cm" svg:x="11.889cm" svg:y="0cm" presentation:class="date-time">
          <draw:text-box>
            <text:list text:style-name="ML5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9" draw:text-style-name="MP5" draw:layer="backgroundobjects" svg:width="9.106cm" svg:height="1.482cm" svg:x="0cm" svg:y="28.213cm" presentation:class="footer">
          <draw:text-box>
            <text:list text:style-name="ML5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0" draw:text-style-name="MP7" draw:layer="backgroundobjects" svg:width="9.106cm" svg:height="1.482cm" svg:x="11.889cm" svg:y="28.213cm" presentation:class="page-number">
          <draw:text-box>
            <text:list text:style-name="ML5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5-29T19:13:55.852223242</dc:date>
    <dc:creator>irvy </dc:creator>
    <meta:editing-duration>PT1H59M18S</meta:editing-duration>
    <meta:editing-cycles>31</meta:editing-cycles>
    <meta:generator>LibreOffice/4.2.8.2$Linux_X86_64 LibreOffice_project/420m0$Build-2</meta:generator>
    <meta:document-statistic meta:object-count="64"/>
  </office:meta>
</office:document-meta>
</file>